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391e" officeooo:paragraph-rsid="0002391e"/>
    </style:style>
    <style:style style:name="P2" style:family="paragraph" style:parent-style-name="Standard">
      <style:text-properties officeooo:paragraph-rsid="0002391e"/>
    </style:style>
    <style:style style:name="P3" style:family="paragraph" style:parent-style-name="Standard">
      <style:text-properties officeooo:rsid="0003867b" officeooo:paragraph-rsid="0003867b"/>
    </style:style>
    <style:style style:name="P4" style:family="paragraph" style:parent-style-name="Standard">
      <style:text-properties officeooo:rsid="00056672" officeooo:paragraph-rsid="00056672"/>
    </style:style>
    <style:style style:name="P5" style:family="paragraph" style:parent-style-name="Standard">
      <style:text-properties officeooo:rsid="0008a0c3" officeooo:paragraph-rsid="0008a0c3"/>
    </style:style>
    <style:style style:name="P6" style:family="paragraph" style:parent-style-name="Standard">
      <style:text-properties officeooo:rsid="0009fdd3" officeooo:paragraph-rsid="0009fdd3"/>
    </style:style>
    <style:style style:name="P7" style:family="paragraph" style:parent-style-name="Standard">
      <style:text-properties officeooo:rsid="000b2807" officeooo:paragraph-rsid="000b2807"/>
    </style:style>
    <style:style style:name="P8" style:family="paragraph" style:parent-style-name="Preformatted_20_Text">
      <style:text-properties officeooo:paragraph-rsid="0002391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Standard">
      <style:text-properties officeooo:rsid="0003867b" officeooo:paragraph-rsid="0003867b"/>
    </style:style>
    <style:style style:name="P11" style:family="paragraph" style:parent-style-name="Standard">
      <style:text-properties fo:font-weight="bold" officeooo:rsid="000f57eb" officeooo:paragraph-rsid="000f57eb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2391e" style:font-size-asian="10pt" style:font-size-complex="10pt"/>
    </style:style>
    <style:style style:name="T3" style:family="text">
      <style:text-properties officeooo:rsid="0003867b"/>
    </style:style>
    <style:style style:name="T4" style:family="text">
      <style:text-properties officeooo:rsid="0006a1f9"/>
    </style:style>
    <style:style style:name="T5" style:family="text">
      <style:text-properties officeooo:rsid="0009fdd3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15d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efore running the python scripts mentioned here make sure you have </text:p>
      <text:p text:style-name="P11">paramiko 2.1.1 installed. To install the same try: <text:s/>sudo pip install paramiko --upgrade</text:p>
      <text:p text:style-name="P3"/>
      <text:p text:style-name="P3">1. Create a new security key which shall be same for all the AWS instances. Let this be named "rabbitmqkey". Any description can be added.</text:p>
      <text:p text:style-name="P7">Also change permission of the key file eg : <text:span text:style-name="Strong_20_Emphasis"><text:span text:style-name="T6">chmod 400 rabbitmqkey.pem</text:span></text:span></text:p>
      <text:p text:style-name="P3"/>
      <text:p text:style-name="P1"><text:span text:style-name="T3">2</text:span>. Create a new security group on AWS, with following under inbound ports:</text:p>
      <text:p text:style-name="P8"><text:span text:style-name="Source_20_Text"><text:span text:style-name="T1">All TCP <text:s text:c="11"/>TCP <text:s text:c="9"/>0 - 65535 <text:s text:c="4"/></text:span></text:span><text:span text:style-name="Source_20_Text"><text:span text:style-name="T2">0.0.0.0/0</text:span></text:span></text:p>
      <text:p text:style-name="P2"><text:span text:style-name="Source_20_Text"><text:span text:style-name="T1">SSH <text:s text:c="15"/>TCP <text:s text:c="12"/>22 <text:s text:c="8"/>0.0.0.0/0</text:span></text:span></text:p>
      <text:p text:style-name="Preformatted_20_Text"><text:span text:style-name="Source_20_Text">Custom TCP Rule <text:s text:c="3"/>TCP <text:s text:c="11"/>4369 <text:s text:c="7"/>0.0.0.0/0</text:span></text:p>
      <text:p text:style-name="Preformatted_20_Text"><text:span text:style-name="Source_20_Text">Custom TCP Rule <text:s text:c="3"/>TCP <text:s text:c="11"/>5672 <text:s text:c="7"/>0.0.0.0/0</text:span></text:p>
      <text:p text:style-name="Preformatted_20_Text"><text:span text:style-name="Source_20_Text">Custom TCP Rule <text:s text:c="3"/>TCP <text:s text:c="11"/>15672 <text:s text:c="6"/>0.0.0.0/0</text:span></text:p>
      <text:p text:style-name="Preformatted_20_Text"><text:span text:style-name="Source_20_Text">Custom TCP Rule <text:s text:c="3"/>TCP <text:s text:c="11"/>25672 <text:s text:c="6"/>0.0.0.0/0</text:span></text:p>
      <text:p text:style-name="Preformatted_20_Text"><text:span text:style-name="Source_20_Text">Custom TCP Rule <text:s text:c="3"/>TCP <text:s text:c="11"/>35197 <text:s text:c="6"/>0.0.0.0/0</text:span></text:p>
      <text:p text:style-name="P9"><text:span text:style-name="Source_20_Text">Custom TCP Rule <text:s text:c="3"/>TCP <text:s text:c="11"/>55672 <text:s text:c="6"/>0.0.0.0/0</text:span></text:p>
      <text:p text:style-name="P3">3. Create anew AWS EC2 instance</text:p>
      <text:p text:style-name="P3"><text:tab/>1. I used Ubuntu 16.04 server with t2.micro instance type</text:p>
      <text:p text:style-name="P3"><text:tab/>2. Open set_ser_AWS.py and replace public DNS or instance's name with your instance's <text:tab/>name in the "hostnames" list.</text:p>
      <text:p text:style-name="P3"><text:tab/>2. Just below that also replace the private key with the one for your system.</text:p>
      <text:p text:style-name="P3"><text:tab/>3. Run set_ser_AWS.py <text:s/>to build rabbitMQ server up and running on this instance.</text:p>
      <text:p text:style-name="P3"/>
      <text:p text:style-name="P4">4.<text:span text:style-name="T4"> Create an image of your AWS EC2 instance.</text:span></text:p>
      <text:p text:style-name="P4"/>
      <text:p text:style-name="P5">5. After the image is constructed, create a new instance using that image. Make sure this instance also belongs to the same security group.</text:p>
      <text:p text:style-name="P5"/>
      <text:p text:style-name="P5">6. After the instance gets created,<text:span text:style-name="T5"> this should be our slave machine. Replace in after_img.py the master and slave hostnames with the public DNS [instance names of your master and slave instances]. Also make the required changes at required places. </text:span></text:p>
      <text:p text:style-name="P5"/>
      <text:p text:style-name="P6">7. Replace the private key with the one present at your computer.</text:p>
      <text:p text:style-name="P6"/>
      <text:p text:style-name="P6">8. Run the script after_img.py. This shall create the cluster of master and slave between these two instances and also set the mirroring policy between the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8:11:24.510307544</meta:creation-date>
    <meta:generator>LibreOffice/5.1.4.2$Linux_X86_64 LibreOffice_project/10m0$Build-2</meta:generator>
    <dc:date>2017-02-08T18:42:17.705434004</dc:date>
    <meta:editing-duration>PT27M</meta:editing-duration>
    <meta:editing-cycles>10</meta:editing-cycles>
    <meta:document-statistic meta:table-count="0" meta:image-count="0" meta:object-count="0" meta:page-count="1" meta:paragraph-count="23" meta:word-count="296" meta:character-count="1901" meta:non-whitespace-character-count="1439"/>
  </office:meta>
</office:document-meta>
</file>